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202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202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202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201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2018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2017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2016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201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201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201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2009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2008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200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200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200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2004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200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200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200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200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200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199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199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199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199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199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1994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199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199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199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199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198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198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1987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1986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198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198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197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197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197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197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197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